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4764" officeooo:paragraph-rsid="0004476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uth East Asia / Journey into friendship with cold begins. </text:p>
      <text:p text:style-name="P1"/>
      <text:p text:style-name="P1">It supposed to be warm in tropical countries – however being here in the North of Thailand has brought the memories of North India. </text:p>
      <text:p text:style-name="P1"/>
      <text:p text:style-name="P1">If you cannot beat them, join them or in my case it was if you cannot beat it, get accustomed to it, make yourself friends with it, and this is exactly where and how my journey into making friend with cold has started. Ironically in a very warm tropical country. </text:p>
      <text:p text:style-name="P1"/>
      <text:p text:style-name="P1">My whole life is an absolute irony of my choices, of me making those choices and living with them. <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3T10:51:22.358260541</meta:creation-date>
    <dc:date>2025-12-13T10:56:45.780093835</dc:date>
    <meta:editing-duration>PT5M25S</meta:editing-duration>
    <meta:editing-cycles>1</meta:editing-cycles>
    <meta:document-statistic meta:table-count="0" meta:image-count="0" meta:object-count="0" meta:page-count="1" meta:paragraph-count="4" meta:word-count="102" meta:character-count="555" meta:non-whitespace-character-count="451"/>
    <meta:generator>LibreOffice/24.2.7.2$Linux_X86_64 LibreOffice_project/420$Build-2</meta:generator>
  </office:meta>
</office:document-meta>
</file>